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4.26cm" fo:break-before="auto" style:use-optimal-row-height="fals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8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29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55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number-columns-repeated="74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8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29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74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8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29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 table:number-columns-repeated="74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number-columns-repeated="3"/>
          <table:table-cell table:style-name="ce18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8"/>
          <table:table-cell table:number-columns-repeated="8"/>
          <table:table-cell table:style-name="ce47" office:value-type="string" calcext:value-type="string">
            <text:p>aktueller Diskussionsstand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2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60" office:value-type="string" calcext:value-type="string" table:number-columns-spanned="1" table:number-rows-spanned="2">
            <text:p>Bemerkung</text:p>
          </table:table-cell>
          <table:table-cell table:style-name="ce41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1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11"/>
          <table:table-cell table:style-name="ce7" table:number-columns-repeated="73"/>
          <table:table-cell table:number-columns-repeated="51"/>
          <table:table-cell table:style-name="ce7" table:number-columns-repeated="883"/>
          <table:table-cell/>
        </table:table-row>
        <table:table-row table:style-name="ro3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2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table-cell table:style-name="ce11"/>
          <table:table-cell table:style-name="ce7" table:number-columns-repeated="73"/>
          <table:table-cell table:number-columns-repeated="51"/>
          <table:table-cell table:style-name="ce7" table:number-columns-repeated="883"/>
          <table:table-cell/>
        </table:table-row>
        <table:table-row table:style-name="ro3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Impfstoff?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Normgröß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4">
          <table:covered-table-cell table:style-name="ce5"/>
          <table:table-cell table:style-name="ce12" office:value-type="string" calcext:value-type="string">
            <text:p>Code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  <text:p/>
            <text:p><text:span text:style-name="T1">nationaler Katalog vom BfArm? =&gt; existiert. Rohdaten sollen im Lauf 2022 verfügbar gemacht werden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number-columns-repeated="1008"/>
        </table:table-row>
        <table:table-row table:style-name="ro3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/>
          <table:table-cell table:style-name="ce80" office:value-type="string" calcext:value-type="string">
            <text:p>'=&gt; weglassen, nicht im scope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freiverkäuflich?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Hersteller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5">
          <table:covered-table-cell table:style-name="ce5"/>
          <table:table-cell table:style-name="ce12" office:value-type="string" calcext:value-type="string">
            <text:p>Darreichungsform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2"/>
          <table:table-cell table:style-name="ce12" office:value-type="string" calcext:value-type="string">
            <text:p>Zähl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2"/>
          <table:table-cell table:style-name="ce12" office:value-type="string" calcext:value-type="string">
            <text:p>Nenn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6">
          <table:covered-table-cell table:style-name="ce5"/>
          <table:covered-table-cell table:style-name="ce12"/>
          <table:table-cell table:style-name="ce12" office:value-type="string" calcext:value-type="string">
            <text:p>Bestandteil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5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style-name="ce12"/>
          <table:table-cell table:style-name="ce12" office:value-type="string" calcext:value-type="string">
            <text:p>aktiv?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style-name="ce12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number-columns-repeated="1008"/>
        </table:table-row>
        <table:table-row table:style-name="ro3">
          <table:covered-table-cell table:style-name="ce5"/>
          <table:covered-table-cell table:number-columns-repeated="2" table:style-name="ce12"/>
          <table:table-cell table:style-name="ce12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number-columns-repeated="1008"/>
        </table:table-row>
        <table:table-row table:style-name="ro7">
          <table:covered-table-cell table:style-name="ce5"/>
          <table:covered-table-cell table:style-name="ce12"/>
          <table:table-cell table:style-name="ce12" office:value-type="string" calcext:value-type="string">
            <text:p>Wirkstofftyp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</table:table-cell>
          <table:table-cell office:value-type="string" calcext:value-type="string">
            <text:p>IG: Hinweis/Frage, ob sinvoll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12" office:value-type="string" calcext:value-type="string">
            <text:p>Chargennummer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 office:value-type="string" calcext:value-type="string">
            <text:p>!!!</text:p>
          </table:table-cell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12" office:value-type="string" calcext:value-type="string">
            <text:p>Ablauf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(0..1 HL7 ListStatu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Listen-Mod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fix: snapsho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Titel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8"/>
          <table:table-cell table:style-name="ce12" office:value-type="string" calcext:value-type="string">
            <text:p>Cod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12" office:value-type="string" calcext:value-type="string">
            <text:p>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12" office:value-type="string" calcext:value-type="string">
            <text:p>Eintrags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12" office:value-type="string" calcext:value-type="string">
            <text:p>Änderungsdat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12" office:value-type="string" calcext:value-type="string">
            <text:p>Sequenz-Nr.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8"/>
          <table:covered-table-cell table:style-name="ce12"/>
          <table:table-cell table:style-name="ce12" office:value-type="string" calcext:value-type="string">
            <text:p>Element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7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,</text:p>
            <text:p>URI</text:p>
          </table:table-cell>
          <table:table-cell table:style-name="ce35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5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5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/Uhrzeit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covered-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Code/Freitext</text:p>
            <text:p>or Referenz</text:p>
          </table:table-cell>
          <table:table-cell table:style-name="ce35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number-columns-repeated="1008"/>
        </table:table-row>
        <table:table-row table:style-name="ro3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5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number-columns-repeated="1008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number-columns-repeated="1008"/>
        </table:table-row>
        <table:table-row table:style-name="ro3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2"/>
          <table:table-cell table:style-name="ce35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</table:table-cell>
          <table:table-cell table:style-name="ce35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float" office:value="1" calcext:value-type="float">
            <text:p>1</text:p>
          </table:table-cell>
          <table:table-cell office:value-type="string" calcext:value-type="string">
            <text:p>3 /wk</text:p>
          </table:table-cell>
          <table:table-cell table:number-columns-repeated="1007"/>
        </table:table-row>
        <table:table-row table:style-name="ro8">
          <table:covered-table-cell table:number-columns-repeated="3"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number-columns-repeated="1007"/>
          <table:table-cell table:style-name="ce49"/>
        </table:table-row>
        <table:table-row table:style-name="ro3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Zuzahlungsstatus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Kennzeichen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Notdienstgebühr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BV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/>
          <table:table-cell table:style-name="ce12" office:value-type="string" calcext:value-type="string">
            <text:p>Unfallkennzeichen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12" office:value-type="string" calcext:value-type="string">
            <text:p>Unfallbetrieb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12" office:value-type="string" calcext:value-type="string">
            <text:p>Unfalltag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Rezepttyp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12" office:value-type="string" calcext:value-type="string">
            <text:p>Kennzeichen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/>
          <table:covered-table-cell table:style-name="ce12"/>
          <table:table-cell table:style-name="ce12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Identifikator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Zweck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Aufenthal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Erstellungszeitpunkt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Datum/Uhrzei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verordnende Person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verordnende Organisation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Identifikato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Versicherungsverhältni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Anmerkung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Zeichenkette (Markdown)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Häufigkeit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<text:span text:style-name="T1">Häufigkeit/Häufigkeits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12" office:value-type="string" calcext:value-type="string">
            <text:p>Menge</text:p>
          </table:table-cell>
          <table:table-cell table:style-name="ce1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number-columns-repeated="1008"/>
        </table:table-row>
        <table:table-row table:style-name="ro3">
          <table:covered-table-cell table:style-name="ce5"/>
          <table:table-cell table:style-name="ce12"/>
          <table:table-cell table:style-name="ce12" office:value-type="string" calcext:value-type="string">
            <text:p>erlaubt</text:p>
          </table:table-cell>
          <table:table-cell table:style-name="ce1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Boolean</text:p>
          </table:table-cell>
          <table:table-cell table:style-name="ce35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1" table:number-rows-spanned="20">
            <text:p>Medikations-Verabreichung</text:p>
          </table:table-cell>
          <table:table-cell table:style-name="ce12" table:number-columns-repeated="3"/>
          <table:table-cell table:style-name="ce57"/>
          <table:table-cell table:style-name="ce12" office:value-type="string" calcext:value-type="string">
            <text:p>Objek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Informationsquell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RL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12" office:value-type="string" calcext:value-type="string">
            <text:p>Sprache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12" office:value-type="string" calcext:value-type="string">
            <text:p>Bestandteil von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number-columns-repeated="1008"/>
        </table:table-row>
        <table:table-row table:style-name="ro8">
          <table:covered-table-cell table:style-name="ce5"/>
          <table:table-cell table:style-name="ce12" office:value-type="string" calcext:value-type="string">
            <text:p>Status</text:p>
          </table:table-cell>
          <table:table-cell table:style-name="ce12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number-columns-repeated="1008"/>
        </table:table-row>
        <table:table-row table:style-name="ro9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2" office:value-type="string" calcext:value-type="string">
            <text:p>Referenz</text:p>
            <text:p>xor Code/Freitex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Patient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number-columns-repeated="1008"/>
        </table:table-row>
        <table:table-row table:style-name="ro2">
          <table:covered-table-cell table:style-name="ce5"/>
          <table:table-cell table:style-name="ce12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2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Datum/Uhrzeit</text:p>
            <text:p><text:span text:style-name="T1">xor Datum/Uhrzeit von/bis</text:span>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7">
          <table:covered-table-cell table:style-name="ce5"/>
          <table:table-cell table:style-name="ce12" office:value-type="string" calcext:value-type="string">
            <text:p>Grund</text:p>
          </table:table-cell>
          <table:table-cell table:style-name="ce12" table:number-columns-repeated="2"/>
          <table:table-cell table:style-name="ce57" office:value-type="string" calcext:value-type="string">
            <text:p>0..*</text:p>
          </table:table-cell>
          <table:table-cell table:style-name="ce12" office:value-type="string" calcext:value-type="string">
            <text:p>Referenz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style-name="ce5"/>
          <table:table-cell table:style-name="ce5" office:value-type="string" calcext:value-type="string" table:number-columns-spanned="1" table:number-rows-spanned="10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Ganzzahl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Zeichenkett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Unterstruktur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3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Boolean</text:p>
            <text:p>or Code/Freitex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/Freitex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Code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number-columns-repeated="1008"/>
        </table:table-row>
        <table:table-row table:style-name="ro3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Häufigkeit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2" office:value-type="string" calcext:value-type="string">
            <text:p>Quantität</text:p>
            <text:p>xor Quantitätsverhältnis</text:p>
          </table:table-cell>
          <table:table-cell table:style-name="ce35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number-columns-repeated="1008"/>
        </table:table-row>
        <table:table-row table:style-name="ro3" table:number-rows-repeated="2">
          <table:table-cell table:style-name="ce8"/>
          <table:table-cell table:number-columns-repeated="1023"/>
        </table:table-row>
        <table:table-row table:style-name="ro3">
          <table:table-cell table:style-name="ce9" office:value-type="string" calcext:value-type="string">
            <text:p>Ergänzend: weitere Flags, z.B. Status mit potentiell inhalts-modifizierendem Inhalt.</text:p>
          </table:table-cell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table:style-name="ce9" office:value-type="string" calcext:value-type="string">
            <text:p>TODO: Welche Klassifikationen sind primär? Sollen andere explizit oder/und implizit als zusätzliche Angabe erlaubt sein?</text:p>
          </table:table-cell>
          <table:table-cell table:number-columns-repeated="1023"/>
        </table:table-row>
        <table:table-row table:style-name="ro3">
          <table:table-cell table:style-name="ce8"/>
          <table:table-cell table:number-columns-repeated="1023"/>
        </table:table-row>
        <table:table-row table:style-name="ro3">
          <table:table-cell table:style-name="ce9" office:value-type="string" calcext:value-type="string">
            <text:p>TODO: ggf. weitere erforderliche/sinnvolle Datenelemente identifizieren, z.B. anhand der entsprechenden FHIR-Ressourcen. Z.B. Zeitpunkte/Zeiträume</text:p>
          </table:table-cell>
          <table:table-cell table:number-columns-repeated="1023"/>
        </table:table-row>
        <table:table-row table:style-name="ro3" table:number-rows-repeated="2">
          <table:table-cell table:style-name="ce8"/>
          <table:table-cell table:number-columns-repeated="1023"/>
        </table:table-row>
        <table:table-row table:style-name="ro3">
          <table:table-cell table:style-name="ce9"/>
          <table:table-cell table:number-columns-repeated="1023"/>
        </table:table-row>
        <table:table-row table:style-name="ro3" table:number-rows-repeated="152">
          <table:table-cell table:style-name="ce8"/>
          <table:table-cell table:number-columns-repeated="1023"/>
        </table:table-row>
        <table:table-row table:style-name="ro3" table:number-rows-repeated="10482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.00.0000</text:date>, <text:time style:data-style-name="N2" text:time-value="15:06:41.3421963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2-28T15:06:55.848526495</dc:date>
    <dc:creator>Stefan Lang</dc:creator>
    <meta:editing-duration>PT11H15M36S</meta:editing-duration>
    <meta:editing-cycles>527</meta:editing-cycles>
    <meta:generator>LibreOffice/6.4.7.2$Linux_X86_64 LibreOffice_project/40$Build-2</meta:generator>
    <meta:document-statistic meta:table-count="1" meta:cell-count="1749" meta:object-count="0"/>
  </office:meta>
</office:document-meta>
</file>